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A9000007A9D9938DC2B61A3E1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roman" style:font-pitch="variable"/>
    <style:font-face style:name="SimSun" svg:font-family="SimSun" style:font-family-generic="system"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Table_20_Contents">
      <style:paragraph-properties fo:text-align="center" style:justify-single-word="false"/>
      <style:text-properties officeooo:rsid="00157b4a" officeooo:paragraph-rsid="00157b4a"/>
    </style:style>
    <style:style style:name="P2" style:family="paragraph" style:parent-style-name="Header">
      <style:text-properties officeooo:rsid="00157b4a" officeooo:paragraph-rsid="00157b4a"/>
    </style:style>
    <style:style style:name="P3" style:family="paragraph" style:parent-style-name="Table_20_Contents">
      <style:paragraph-properties fo:text-align="center" style:justify-single-word="false"/>
      <style:text-properties officeooo:rsid="001a3cbc" officeooo:paragraph-rsid="001a3cbc"/>
    </style:style>
    <style:style style:name="P4" style:family="paragraph" style:parent-style-name="Standard">
      <style:text-properties officeooo:rsid="001c44d2"/>
    </style:style>
    <style:style style:name="P5" style:family="paragraph" style:parent-style-name="Text_20_body">
      <style:paragraph-properties fo:text-align="center" style:justify-single-word="false"/>
      <style:text-properties officeooo:paragraph-rsid="0022400e"/>
    </style:style>
    <style:style style:name="P6" style:family="paragraph" style:parent-style-name="Text_20_body">
      <style:paragraph-properties fo:text-align="center" style:justify-single-word="false"/>
      <style:text-properties fo:font-size="14pt" fo:font-weight="bold" officeooo:paragraph-rsid="0022400e" style:font-size-asian="14pt" style:font-weight-asian="bold"/>
    </style:style>
    <style:style style:name="P7" style:family="paragraph" style:parent-style-name="Standard_20__28_user_29_">
      <style:paragraph-properties fo:text-align="justify" style:justify-single-word="false"/>
      <style:text-properties fo:font-size="14pt" fo:language="ca" fo:country="ES" fo:font-weight="bold" officeooo:paragraph-rsid="0022400e" style:font-size-asian="14pt" style:font-weight-asian="bold"/>
    </style:style>
    <style:style style:name="P8" style:family="paragraph" style:parent-style-name="Text_20_body">
      <style:text-properties fo:font-size="11pt" fo:font-weight="bold" officeooo:paragraph-rsid="0022400e" style:font-size-asian="11pt" style:font-weight-asian="bold"/>
    </style:style>
    <style:style style:name="P9" style:family="paragraph" style:parent-style-name="Párrafo_20_de_20_lista">
      <style:text-properties style:font-name="Times New Roman" fo:language="ca" fo:country="ES" officeooo:paragraph-rsid="0022400e" style:font-name-asian="Times New Roman" style:font-name-complex="Times New Roman"/>
    </style:style>
    <style:style style:name="P10" style:family="paragraph" style:parent-style-name="Standard_20__28_user_29_">
      <style:text-properties style:font-name="Times New Roman" fo:language="ca" fo:country="ES" officeooo:paragraph-rsid="0022400e" style:font-name-asian="Times New Roman" style:font-name-complex="Times New Roman"/>
    </style:style>
    <style:style style:name="P11" style:family="paragraph" style:parent-style-name="Standard_20__28_user_29_">
      <style:paragraph-properties fo:margin-left="0.635cm" fo:margin-right="0cm" fo:text-indent="0cm" style:auto-text-indent="false"/>
      <style:text-properties style:font-name="Times New Roman" fo:language="ca" fo:country="ES" officeooo:paragraph-rsid="0022400e" style:font-name-asian="Times New Roman" style:font-name-complex="Times New Roman"/>
    </style:style>
    <style:style style:name="P12" style:family="paragraph" style:parent-style-name="Standard_20__28_user_29_">
      <style:paragraph-properties fo:line-height="150%" fo:text-align="justify" style:justify-single-word="false"/>
      <style:text-properties style:font-name="Times New Roman" fo:language="ca" fo:country="ES" officeooo:paragraph-rsid="0022400e" style:font-name-asian="Times New Roman" style:font-name-complex="Times New Roman"/>
    </style:style>
    <style:style style:name="P13" style:family="paragraph" style:parent-style-name="Standard_20__28_user_29_">
      <style:paragraph-properties fo:margin-left="0.635cm" fo:margin-right="0cm" fo:line-height="150%" fo:text-align="justify" style:justify-single-word="false" fo:text-indent="0cm" style:auto-text-indent="false"/>
      <style:text-properties style:font-name="Times New Roman" fo:language="ca" fo:country="ES" officeooo:paragraph-rsid="0022400e" style:font-name-asian="Times New Roman" style:font-name-complex="Times New Roman"/>
    </style:style>
    <style:style style:name="P14" style:family="paragraph" style:parent-style-name="Standard_20__28_user_29_">
      <style:paragraph-properties fo:margin-left="1.905cm" fo:margin-right="0cm" fo:line-height="150%" fo:text-align="justify" style:justify-single-word="false" fo:text-indent="0cm" style:auto-text-indent="false"/>
      <style:text-properties style:font-name="Times New Roman" fo:language="ca" fo:country="ES" officeooo:paragraph-rsid="0022400e" style:font-name-asian="Times New Roman" style:font-name-complex="Times New Roman"/>
    </style:style>
    <style:style style:name="P15" style:family="paragraph" style:parent-style-name="Default">
      <style:paragraph-properties fo:margin-top="0.176cm" fo:margin-bottom="0.176cm" style:contextual-spacing="false" fo:line-height="150%" fo:text-align="justify" style:justify-single-word="false"/>
      <style:text-properties style:font-name="Times New Roman" fo:language="ca" fo:country="ES" officeooo:paragraph-rsid="0022400e" style:font-name-complex="Times New Roman"/>
    </style:style>
    <style:style style:name="P16" style:family="paragraph" style:parent-style-name="Standard_20__28_user_29_">
      <style:paragraph-properties fo:text-align="justify" style:justify-single-word="false"/>
      <style:text-properties style:font-name="Times New Roman" fo:language="ca" fo:country="ES" fo:font-weight="bold" officeooo:paragraph-rsid="0022400e" style:font-name-asian="Times New Roman" style:font-weight-asian="bold" style:font-name-complex="Times New Roman"/>
    </style:style>
    <style:style style:name="P17" style:family="paragraph" style:parent-style-name="Standard_20__28_user_29_">
      <style:paragraph-properties fo:text-align="justify" style:justify-single-word="false" fo:break-before="page"/>
      <style:text-properties style:font-name="Times New Roman" fo:language="ca" fo:country="ES" fo:font-weight="bold" officeooo:paragraph-rsid="0022400e" style:font-name-asian="Times New Roman" style:font-weight-asian="bold" style:font-name-complex="Times New Roman"/>
    </style:style>
    <style:style style:name="P18" style:family="paragraph" style:parent-style-name="Párrafo_20_de_20_lista">
      <style:paragraph-properties fo:margin-left="2.54cm" fo:margin-right="0cm" fo:text-indent="0cm" style:auto-text-indent="false"/>
      <style:text-properties fo:language="ca" fo:country="ES" officeooo:paragraph-rsid="0022400e"/>
    </style:style>
    <style:style style:name="P19" style:family="paragraph" style:parent-style-name="Standard_20__28_user_29_">
      <style:paragraph-properties fo:margin-left="1.27cm" fo:margin-right="0cm" fo:text-indent="0cm" style:auto-text-indent="false"/>
      <style:text-properties fo:language="ca" fo:country="ES" officeooo:paragraph-rsid="0022400e"/>
    </style:style>
    <style:style style:name="P20" style:family="paragraph" style:parent-style-name="Standard_20__28_user_29_">
      <style:paragraph-properties fo:margin-left="0.635cm" fo:margin-right="0cm" fo:text-indent="0cm" style:auto-text-indent="false"/>
      <style:text-properties fo:language="ca" fo:country="ES" officeooo:paragraph-rsid="0022400e"/>
    </style:style>
    <style:style style:name="P21" style:family="paragraph" style:parent-style-name="Standard_20__28_user_29_">
      <style:paragraph-properties fo:margin-left="1.905cm" fo:margin-right="0cm" fo:text-indent="0cm" style:auto-text-indent="false"/>
      <style:text-properties fo:language="ca" fo:country="ES" officeooo:paragraph-rsid="0022400e"/>
    </style:style>
    <style:style style:name="P22" style:family="paragraph" style:parent-style-name="Standard_20__28_user_29_">
      <style:text-properties fo:language="ca" fo:country="ES" officeooo:paragraph-rsid="0022400e"/>
    </style:style>
    <style:style style:name="P23" style:family="paragraph" style:parent-style-name="Standard_20__28_user_29_">
      <style:paragraph-properties fo:text-align="justify" style:justify-single-word="false"/>
      <style:text-properties fo:language="ca" fo:country="ES" officeooo:paragraph-rsid="0022400e"/>
    </style:style>
    <style:style style:name="P24" style:family="paragraph" style:parent-style-name="Standard_20__28_user_29_">
      <style:paragraph-properties fo:margin-left="1.27cm" fo:margin-right="0cm" fo:line-height="150%" fo:text-align="justify" style:justify-single-word="false" fo:text-indent="0cm" style:auto-text-indent="false"/>
      <style:text-properties fo:language="ca" fo:country="ES" officeooo:paragraph-rsid="0022400e"/>
    </style:style>
    <style:style style:name="P25" style:family="paragraph" style:parent-style-name="Default">
      <style:paragraph-properties fo:text-align="justify" style:justify-single-word="false"/>
      <style:text-properties fo:color="#000000" loext:opacity="100%" fo:font-size="10pt" fo:language="ca" fo:country="ES" officeooo:paragraph-rsid="0022400e" style:font-size-asian="10pt" style:font-size-complex="10pt"/>
    </style:style>
    <style:style style:name="P26" style:family="paragraph" style:parent-style-name="Default">
      <style:paragraph-properties fo:text-align="justify" style:justify-single-word="false"/>
      <style:text-properties fo:color="#000000" loext:opacity="100%" fo:font-size="10pt" fo:language="ca" fo:country="ES" fo:font-weight="bold" officeooo:paragraph-rsid="0022400e" style:font-size-asian="10pt" style:font-weight-asian="bold" style:font-size-complex="10pt"/>
    </style:style>
    <style:style style:name="P27" style:family="paragraph" style:parent-style-name="Default" style:list-style-name="WW8Num3">
      <style:paragraph-properties fo:margin-top="0.176cm" fo:margin-bottom="0.176cm" style:contextual-spacing="false" fo:line-height="150%" fo:text-align="justify" style:justify-single-word="false"/>
      <style:text-properties style:font-name="Times New Roman" fo:language="ca" fo:country="ES" officeooo:paragraph-rsid="0022400e" style:font-name-complex="Times New Roman"/>
    </style:style>
    <style:style style:name="P28" style:family="paragraph" style:parent-style-name="Default" style:list-style-name="WW8Num3">
      <style:paragraph-properties fo:margin-left="1.752cm" fo:margin-right="0cm" fo:margin-top="0.176cm" fo:margin-bottom="0.176cm" style:contextual-spacing="false" fo:line-height="150%" fo:text-align="justify" style:justify-single-word="false" fo:text-indent="-0.635cm" style:auto-text-indent="false"/>
      <style:text-properties style:font-name="Times New Roman" fo:language="ca" fo:country="ES" officeooo:paragraph-rsid="0022400e" style:font-name-complex="Times New Roman"/>
    </style:style>
    <style:style style:name="P29" style:family="paragraph" style:parent-style-name="Normal_20__28_Web_29_" style:list-style-name="WW8Num2">
      <style:paragraph-properties fo:margin-top="0cm" fo:margin-bottom="0cm" style:contextual-spacing="false" fo:text-align="justify" style:justify-single-word="false"/>
      <style:text-properties officeooo:paragraph-rsid="0022400e"/>
    </style:style>
    <style:style style:name="P30" style:family="paragraph" style:parent-style-name="Normal_20__28_Web_29_" style:list-style-name="WW8Num2">
      <style:paragraph-properties fo:margin-top="0cm" fo:margin-bottom="0cm" style:contextual-spacing="false" fo:text-align="justify" style:justify-single-word="false"/>
      <style:text-properties fo:language="ca" fo:country="ES" officeooo:paragraph-rsid="0022400e"/>
    </style:style>
    <style:style style:name="P31" style:family="paragraph" style:parent-style-name="Standard_20__28_user_29_" style:list-style-name="WW8Num5">
      <style:paragraph-properties fo:margin-left="0.635cm" fo:margin-right="0cm" fo:line-height="150%" fo:text-align="justify" style:justify-single-word="false" fo:text-indent="-0.635cm" style:auto-text-indent="false"/>
      <style:text-properties style:font-name="Times New Roman" fo:language="ca" fo:country="ES" officeooo:paragraph-rsid="0022400e" style:font-name-asian="Times New Roman" style:font-name-complex="Times New Roman"/>
    </style:style>
    <style:style style:name="P32" style:family="paragraph" style:parent-style-name="Standard_20__28_user_29_" style:list-style-name="WW8Num4">
      <style:paragraph-properties fo:margin-left="1.27cm" fo:margin-right="0cm" fo:line-height="150%" fo:text-align="justify" style:justify-single-word="false" fo:text-indent="-0.635cm" style:auto-text-indent="false"/>
      <style:text-properties style:font-name="Times New Roman" fo:language="ca" fo:country="ES" officeooo:paragraph-rsid="0022400e" style:font-name-asian="Times New Roman" style:font-name-complex="Times New Roman"/>
    </style:style>
    <style:style style:name="P33" style:family="paragraph" style:parent-style-name="Standard_20__28_user_29_" style:list-style-name="WW8Num4">
      <style:paragraph-properties fo:margin-left="1.27cm" fo:margin-right="0cm" fo:line-height="150%" fo:text-align="justify" style:justify-single-word="false" fo:text-indent="-0.635cm" style:auto-text-indent="false"/>
      <style:text-properties officeooo:paragraph-rsid="0022400e"/>
    </style:style>
    <style:style style:name="P34" style:family="paragraph" style:parent-style-name="Standard_20__28_user_29_" style:list-style-name="WW8Num5">
      <style:paragraph-properties fo:margin-left="0.635cm" fo:margin-right="0cm" fo:line-height="150%" fo:text-align="justify" style:justify-single-word="false" fo:text-indent="-0.635cm" style:auto-text-indent="false"/>
      <style:text-properties officeooo:paragraph-rsid="0022400e"/>
    </style:style>
    <style:style style:name="P35" style:family="paragraph" style:parent-style-name="Standard_20__28_user_29_" style:list-style-name="WW8Num5">
      <style:paragraph-properties fo:margin-left="0.635cm" fo:margin-right="0cm" fo:line-height="150%" fo:text-align="justify" style:justify-single-word="false" fo:text-indent="-0.635cm" style:auto-text-indent="false"/>
      <style:text-properties officeooo:rsid="001c44d2" officeooo:paragraph-rsid="0022400e"/>
    </style:style>
    <style:style style:name="P36" style:family="paragraph" style:parent-style-name="Table_20_Contents">
      <style:paragraph-properties fo:text-align="center" style:justify-single-word="false"/>
      <style:text-properties officeooo:rsid="0022ff1f" officeooo:paragraph-rsid="0022ff1f"/>
    </style:style>
    <style:style style:name="T1" style:family="text">
      <style:text-properties officeooo:rsid="001edcc9"/>
    </style:style>
    <style:style style:name="T2" style:family="text">
      <style:text-properties fo:font-size="14pt" fo:font-weight="bold" style:font-size-asian="14pt" style:font-weight-asian="bold"/>
    </style:style>
    <style:style style:name="T3" style:family="text">
      <style:text-properties style:font-name="Times New Roman" fo:language="ca" fo:country="ES" style:font-name-asian="Times New Roman" style:font-name-complex="Times New Roman"/>
    </style:style>
    <style:style style:name="T4" style:family="text">
      <style:text-properties style:font-name="Times New Roman" fo:language="ca" fo:country="ES" fo:font-style="italic" style:font-name-asian="Times New Roman" style:font-style-asian="italic" style:font-name-complex="Times New Roman"/>
    </style:style>
    <style:style style:name="T5" style:family="text">
      <style:text-properties style:font-name="Times New Roman" fo:font-size="10pt" fo:language="ca" fo:country="ES" fo:font-weight="bold" style:font-name-asian="Times New Roman" style:font-size-asian="10pt" style:font-weight-asian="bold" style:font-name-complex="Times New Roman" style:font-size-complex="10pt"/>
    </style:style>
    <style:style style:name="T6" style:family="text">
      <style:text-properties fo:language="ca" fo:country="ES"/>
    </style:style>
    <style:style style:name="T7" style:family="text">
      <style:text-properties fo:language="ca" fo:country="ES" fo:font-style="italic" style:font-style-asian="italic" style:font-style-complex="italic"/>
    </style:style>
    <style:style style:name="T8" style:family="text">
      <style:text-properties fo:color="#3366ff" loext:opacity="100%" style:font-name="Times New Roman" fo:language="ca" fo:country="ES" style:text-underline-style="solid" style:text-underline-width="auto" style:text-underline-color="font-color" style:font-name-asian="Times New Roman" style:font-name-complex="Times New Roman"/>
    </style:style>
    <style:style style:name="T9" style:family="text">
      <style:text-properties fo:color="#000000" loext:opacity="100%"/>
    </style:style>
    <style:style style:name="T10" style:family="text">
      <style:text-properties style:letter-kerning="true" style:font-name-asian="DejaVu Sans"/>
    </style:style>
    <style:style style:name="fr1"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UF2: </text:span>Gestió de la informació i de recursos en una xarxa.</text:p>
      <text:p text:style-name="P5"><text:span text:style-name="T2">NF1:</text:span><text:span text:style-name="T9"> Administració de la informació.</text:span><text:span text:style-name="T10">.</text:span></text:p>
      <text:p text:style-name="P5"><text:span text:style-name="T2">EA1: <text:tab/></text:span>Els sistemes d’arxius.</text:p>
      <text:p text:style-name="P6">Pràctica 5</text:p>
      <text:p text:style-name="P7"/>
      <text:p text:style-name="P8">Resultats d’aprenentatge</text:p>
      <text:list text:style-name="WW8Num2">
        <text:list-item>
          <text:p text:style-name="P29"><text:span text:style-name="T6">Adquirir unes nocions bàsiques sobre el concepte dels sistemes d’arxius</text:span><text:span text:style-name="T7">.</text:span></text:p>
        </text:list-item>
        <text:list-item>
          <text:p text:style-name="P30">Prendre contacte i adquirir uns coneixements tècnics sobre els sistemes d’arxius.</text:p>
        </text:list-item>
        <text:list-item>
          <text:p text:style-name="P30">Dotar d’uns coneixement mínims per tal d’estudiar i valorar aquestes els sistemes d’arxius, tenint en compte les seves possibilitats reals, per a implementar-les. </text:p>
        </text:list-item>
        <text:list-item>
          <text:p text:style-name="P30">Incorporar els coneixements necessaris a les entitats per aconseguir una implementació de les eines dels sistemes d’arxius. </text:p>
        </text:list-item>
      </text:list>
      <text:p text:style-name="P25"/>
      <text:p text:style-name="P26">Situació:</text:p>
      <text:p text:style-name="P26"/>
      <text:p text:style-name="P15">La presència de diversos requisits no funcionals de rendiment t’obliga a:</text:p>
      <text:list text:style-name="WW8Num3">
        <text:list-item>
          <text:p text:style-name="P27">tenir una descripció clara dels requisits</text:p>
        </text:list-item>
        <text:list-item>
          <text:p text:style-name="P27">fer mesures del rendiment para:</text:p>
          <text:list>
            <text:list-item>
              <text:p text:style-name="P28">comprovar que se satisfan els requisits</text:p>
            </text:list-item>
            <text:list-item>
              <text:p text:style-name="P28">també interessa mesurar el lluny o a prop que estem de satisfer-los: hi ha espai per créixer?</text:p>
            </text:list-item>
            <text:list-item>
              <text:p text:style-name="P28">i saber què parts del sistema estan més atapeïdes: hi ha colls d'ampolla?</text:p>
            </text:list-item>
          </text:list>
        </text:list-item>
        <text:list-item>
          <text:p text:style-name="P27">ajustar la configuració del sistema i/o les aplicacions</text:p>
        </text:list-item>
      </text:list>
      <text:p text:style-name="P15"/>
      <text:p text:style-name="P15">Fins i tot sense requisits explícits és interessant avaluar el rendiment: per què triga tant?</text:p>
      <text:p text:style-name="P17">Preguntes</text:p>
      <text:p text:style-name="P16"/>
      <text:p text:style-name="P12">Al principi de cada exercici s’indicarà la comanda que hem d’utilitzar en cada cas i captures de pantalla.</text:p>
      <text:list xml:id="list1236157564" text:style-name="WW8Num5">
        <text:list-item>
          <text:p text:style-name="P31">Un equip disposa de les següents unitats d'emmagatzematge dividides en particions:</text:p>
        </text:list-item>
      </text:list>
      <text:p text:style-name="P22"/>
      <text:list text:style-name="WW8Num4">
        <text:list-item>
          <text:list>
            <text:list-item>
              <text:p text:style-name="P32">Un disc dur connectat al canal primari IDE <text:s/>amb una partició primària i una estesa. La partició estesa conté 4 unitats lògiques.</text:p>
            </text:list-item>
          </text:list>
        </text:list-item>
      </text:list>
      <text:p text:style-name="P19"/>
      <text:list text:continue-numbering="true" text:style-name="WW8Num4">
        <text:list-item>
          <text:list>
            <text:list-item>
              <text:p text:style-name="P32">Un disc dur connectat al canal secundari IDE amb dues particions primàries i una estesa. La partició estesa conté 3 unitats lògiques.</text:p>
            </text:list-item>
          </text:list>
        </text:list-item>
      </text:list>
      <text:p text:style-name="P19"/>
      <text:list text:continue-numbering="true" text:style-name="WW8Num4">
        <text:list-item>
          <text:list>
            <text:list-item>
              <text:p text:style-name="P33"><text:span text:style-name="T3">Un disc dur USB amb dues particions primàries.</text:span><text:span text:style-name="T6"><text:tab/></text:span></text:p>
            </text:list-item>
          </text:list>
        </text:list-item>
      </text:list>
      <text:p text:style-name="P18"/>
      <text:p text:style-name="P12">Especifica el nom complet de cadascuna de les particions dels tres dispositius.</text:p>
      <text:p text:style-name="P22"/>
      <text:list text:continue-list="list1236157564" text:style-name="WW8Num5">
        <text:list-item>
          <text:p text:style-name="P31">Munta un “PENDRIVE” en el directori /mnt/flaix amb auto-detecció del sistema d'arxius amb accés únicament de lectura. Desmuntar del sistema d'arxius el PENDRIVE.</text:p>
        </text:list-item>
      </text:list>
      <text:p text:style-name="P20"/>
      <text:list text:continue-numbering="true" text:style-name="WW8Num5">
        <text:list-item>
          <text:p text:style-name="P31">Fes una còpia de seguretat de l'arxiu /etc/fstab en l'arxiu /etc/fstab.bak.</text:p>
        </text:list-item>
      </text:list>
      <text:p text:style-name="P20"/>
      <text:list text:continue-numbering="true" text:style-name="WW8Num5">
        <text:list-item>
          <text:p text:style-name="P31">Modifica l'arxiu /etc/fstab perquè qualsevol usuari pugui muntar un PENDRIVE amb les mateixes condicions de la pregunta 2. Únicament l'usuari que ha muntat la unitat i l'usuari root tenen permisos per desmuntar la unitat.</text:p>
        </text:list-item>
      </text:list>
      <text:p text:style-name="P20"/>
      <text:list text:continue-numbering="true" text:style-name="WW8Num5">
        <text:list-item>
          <text:p text:style-name="P34"><text:span text:style-name="T3">Restaura la còpia de seguretat de l'arxiu /etc/fstab</text:span><text:span text:style-name="T6"> </text:span><text:span text:style-name="T3">realitzada en la pregunta 6.</text:span></text:p>
        </text:list-item>
      </text:list>
      <text:p text:style-name="P21"/>
      <text:p text:style-name="P22">Utilitzant eines integrades en el sistema determinar el següent:</text:p>
      <text:p text:style-name="P22"/>
      <text:list text:continue-numbering="true" text:style-name="WW8Num5">
        <text:list-item>
          <text:p text:style-name="P31">Quan de temps ha estat funcionant el sistema? Quin és el promig de carrega en aquest equip durant els últims 1, 5 i 15 minuts? Quants usuaris estan connectats? </text:p>
        </text:list-item>
      </text:list>
      <text:p text:style-name="P11"/>
      <text:list text:continue-numbering="true" text:style-name="WW8Num5">
        <text:list-item>
          <text:p text:style-name="P31">La quantitat de memòria virtual que queda disponible? ( swpd ) Quants processos es troben en un estat de somni ininterromput (b)? Quants canvis de context s'estan realitzant per segon (cs)? Com s'estan produint moltes interrupcions per segon? ( in) </text:p>
        </text:list-item>
      </text:list>
      <text:p text:style-name="P13"/>
      <text:list text:continue-numbering="true" text:style-name="WW8Num5">
        <text:list-item>
          <text:p text:style-name="P31"><text:soft-page-break/>Utilitza vmstat 5 5 per presentar estadístiques de 5 vegades en una fila amb un retard de 5 segons. Quina de les estadístiques comunicades canvia durant el temps a analitzar?</text:p>
        </text:list-item>
      </text:list>
      <text:p text:style-name="P24"/>
      <text:list text:continue-numbering="true" text:style-name="WW8Num5">
        <text:list-item>
          <text:p text:style-name="P34"><text:span text:style-name="T3">Quants processos s'estan executant? D'aquests, quants estan dormint? Quants són executables? Quants estan parats? (</text:span><text:span text:style-name="T5">Nota: la informació resumida en la part superior de la pantalla.</text:span><text:span text:style-name="T3">)</text:span></text:p>
        </text:list-item>
      </text:list>
      <text:p text:style-name="P13"/>
      <text:list text:continue-numbering="true" text:style-name="WW8Num5">
        <text:list-item>
          <text:p text:style-name="P31">Quin percentatge del temps és la despesa de la CPU en mode usuari? Quina part del temps és ociosa? A la finestra de comandaments en segon pla, experimenta amb l'inici d'una sèrie (3-4) dels processos ( Mozilla,, Spotify, un editor com ATOM, executant un grep o find etc.) Descriure els canvis en la sortida superior.</text:p>
        </text:list-item>
      </text:list>
      <text:p text:style-name="P14"/>
      <text:p text:style-name="P22">Utilitzant eines sysstat en el sistema determinar el següent:</text:p>
      <text:p text:style-name="P22"/>
      <text:list text:continue-numbering="true" text:style-name="WW8Num5">
        <text:list-item>
          <text:p text:style-name="P31">Obté un informe dispositiu continu a intervals de dos segons.</text:p>
        </text:list-item>
      </text:list>
      <text:p text:style-name="P11"/>
      <text:list text:continue-numbering="true" text:style-name="WW8Num5">
        <text:list-item>
          <text:p text:style-name="P34"><text:span text:style-name="T3">Obté estadístiques pel dispositiu </text:span><text:span text:style-name="T4">sda</text:span><text:span text:style-name="T3"> en intervals de dos segons.</text:span></text:p>
        </text:list-item>
      </text:list>
      <text:p text:style-name="P11"/>
      <text:list text:continue-numbering="true" text:style-name="WW8Num5">
        <text:list-item>
          <text:p text:style-name="P31">Per mostrar les estadístiques de cada processador del sistema, al costat de tots els processadors disponibles cada dos segons.</text:p>
        </text:list-item>
      </text:list>
      <text:p text:style-name="P14"/>
      <text:p text:style-name="P22">Utilitzant monitor del sistema determinar lo següent:</text:p>
      <text:p text:style-name="P22"/>
      <text:list text:continue-numbering="true" text:style-name="WW8Num5">
        <text:list-item>
          <text:p text:style-name="P31">Executa gnome-system-monitor. Experimenta amb les etiquetes Llistat de processos i monitor de recursos, mira en la secció dispositius de la fitxa Monitor de recursos per veure l'espai lliure. Mira els colors utilitzats en el gràfic de diverses línies de color.</text:p>
        </text:list-item>
      </text:list>
      <text:p text:style-name="P10"/>
      <text:list text:continue-numbering="true" text:style-name="WW8Num5">
        <text:list-item>
          <text:p text:style-name="P31">Canvia de vista a tots els processos. Quins processos estan utilitzant la memòria física?</text:p>
        </text:list-item>
      </text:list>
      <text:p text:style-name="P9"/>
      <text:p text:style-name="P23">La principal diferència en l'administració Unix/Linux en les dues últimes dècades, és el nombre total de programes amb els quals ha d'enfrontar-se un administrador. La millor eina amb la qual tractar el caos que pot sorgir de tants sistemes és l'automatització de tasques i processos, ja que permet de forma idèntica cada vegada, restaurar-los a un estat òptim i implementar solucions fiables i eficaces en tots ells.</text:p>
      <text:p text:style-name="P23"/>
      <text:p text:style-name="P23">Fent servir l’automatització (script) de rendiment del sistema per determinar el següent:</text:p>
      <text:p text:style-name="P22"/>
      <text:list text:continue-numbering="true" text:style-name="WW8Num5">
        <text:list-item>
          <text:p text:style-name="P35"><text:soft-page-break/><text:span text:style-name="T3">Fent servir el següent</text:span><text:a xlink:type="simple" xlink:href="http://recursostic.educacion.es/observatorio/web/es/software/programacion/573-javier-martinez-avedillo" text:style-name="Internet_20_link" text:visited-style-name="Visited_20_Internet_20_Link"><text:span text:style-name="Internet_20_link"><text:span text:style-name="T3"> </text:span></text:span><text:span text:style-name="Internet_20_link"><text:span text:style-name="T8">tutorial</text:span></text:span></text:a><text:span text:style-name="T3">, o els links del Moodle, heu de fer un script que permeti obtenir informació sobre l’estat de la vostra màquina, el que vosaltres penseu que pot ser important. Aquest script s’ha d’executar cada 2 hores.</text:span></text:p>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roman" style:font-pitch="variable"/>
    <style:font-face style:name="SimSun" svg:font-family="SimSun" style:font-family-generic="system"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andard_20__28_user_29_" style:display-name="Standard (user)" style:family="paragraph">
      <style:paragraph-properties fo:line-height="115%" fo:orphans="2" fo:widows="2" fo:hyphenation-ladder-count="no-limit" style:vertical-align="baseline"/>
      <style:text-properties fo:color="#000000" loext:opacity="1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style:text-properties fo:font-size="12pt" fo:language="es" fo:country="ES" style:font-size-asian="12pt" style:font-size-complex="12pt"/>
    </style:style>
    <style:style style:name="Default" style:family="paragraph">
      <style:paragraph-properties fo:orphans="0" fo:widows="0" fo:hyphenation-ladder-count="no-limit" style:text-autospace="none"/>
      <style:text-properties fo:color="#000000" loext:opacity="1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49cm" fo:margin-right="0cm" fo:line-height="115%" fo:hyphenation-ladder-count="no-limit" fo:text-indent="0cm" style:auto-text-indent="false" style:vertical-align="baseline"/>
      <style:text-properties fo:color="#000000" loext:opacity="1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zh" style:country-asian="CN" style:font-name-complex="Mangal" style:font-family-complex="Mangal" style:font-family-generic-complex="roman"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WW8Num5z0" style:family="text">
      <style:text-properties style:font-name="Times New Roman" fo:font-family="'Times New Roman'" style:font-family-generic="roman" style:font-pitch="variable" fo:language="ca" fo:country="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z0" style:family="text">
      <style:text-properties style:font-name="Courier New" fo:font-family="'Courier New'" style:font-family-generic="modern" fo:language="ca" fo:country="ES" style:font-name-complex="Courier New" style:font-family-complex="'Courier New'" style:font-family-generic-complex="modern"/>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language="ca" fo:country="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o">
        <style:list-level-properties text:list-level-position-and-space-mode="label-alignment">
          <style:list-level-label-alignment text:label-followed-by="listtab" fo:text-indent="-0.635cm" fo:margin-left="0.635cm"/>
        </style:list-level-properties>
        <style:text-properties style:font-name="Courier Ne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loext:num-list-format="%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8Num4z0" loext:num-list-format="%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8Num4z0" loext:num-list-format="(%4%)"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8Num4z0" loext:num-list-format="(%5%)"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8Num4z0" loext:num-list-format="(%6%)"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8Num4z0" loext:num-list-format="%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8Num4z0" loext:num-list-format="%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8Num4z0" loext:num-list-format="%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17cm" table:align="margins"/>
    </style:style>
    <style:style style:name="Table6.A" style:family="table-column">
      <style:table-column-properties style:column-width="2.898cm" style:rel-column-width="11171*"/>
    </style:style>
    <style:style style:name="Table6.B" style:family="table-column">
      <style:table-column-properties style:column-width="14.102cm" style:rel-column-width="54364*"/>
    </style:style>
    <style:style style:name="Table6.1" style:family="table-row">
      <style:table-row-properties style:min-row-height="0.8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B2" style:family="table-cell">
      <style:table-cell-properties fo:padding="0.097cm" fo:border-left="0.05pt solid #000000" fo:border-right="0.05pt solid #000000" fo:border-top="none" fo:border-bottom="0.05pt solid #000000"/>
    </style:style>
    <style:style style:name="MP1" style:family="paragraph" style:parent-style-name="Table_20_Contents">
      <style:paragraph-properties fo:text-align="center" style:justify-single-word="false"/>
      <style:text-properties officeooo:rsid="00157b4a" officeooo:paragraph-rsid="00157b4a"/>
    </style:style>
    <style:style style:name="MP2" style:family="paragraph" style:parent-style-name="Table_20_Contents">
      <style:paragraph-properties fo:text-align="center" style:justify-single-word="false"/>
      <style:text-properties officeooo:rsid="001a3cbc" officeooo:paragraph-rsid="001a3cbc"/>
    </style:style>
    <style:style style:name="MP3" style:family="paragraph" style:parent-style-name="Table_20_Contents">
      <style:paragraph-properties fo:text-align="center" style:justify-single-word="false"/>
      <style:text-properties officeooo:rsid="0022ff1f" officeooo:paragraph-rsid="0022ff1f"/>
    </style:style>
    <style:style style:name="MP4" style:family="paragraph" style:parent-style-name="Header">
      <style:text-properties officeooo:rsid="00157b4a" officeooo:paragraph-rsid="00157b4a"/>
    </style:style>
    <style:style style:name="MT1" style:family="text">
      <style:text-properties officeooo:rsid="001edcc9"/>
    </style:style>
    <style:style style:name="Mfr1"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e6" table:style-name="Table6">
          <table:table-column table:style-name="Table6.A"/>
          <table:table-column table:style-name="Table6.B"/>
          <table:table-row table:style-name="Table6.1">
            <table:table-cell table:style-name="Table6.A1" table:number-rows-spanned="2" office:value-type="string">
              <text:p text:style-name="Table_20_Contents"><draw:frame draw:style-name="Mfr1" draw:name="Image1" text:anchor-type="as-char" svg:width="2.704cm" svg:height="2.704cm" draw:z-index="3"><draw:image xlink:href="Pictures/10000001000007A9000007A9D9938DC2B61A3E11.png" xlink:type="simple" xlink:show="embed" xlink:actuate="onLoad" draw:mime-type="image/png"/></draw:frame></text:p>
            </table:table-cell>
            <table:table-cell table:style-name="Table6.B1" office:value-type="string">
              <text:p text:style-name="MP1">Institut Esteve Terradas – Departament d'Informàtica</text:p>
            </table:table-cell>
          </table:table-row>
          <table:table-row>
            <table:covered-table-cell table:style-name="Table6.A1"/>
            <table:table-cell table:style-name="Table6.B2" office:value-type="string">
              <text:p text:style-name="MP2"/>
              <text:p text:style-name="MP3">William Molina <text:s text:c="90"/>AWS1</text:p>
            </table:table-cell>
          </table:table-row>
        </table:table>
        <text:p text:style-name="MP4">Data: <text:date style:data-style-name="N37" text:date-value="2024-02-20T18:44:58.252999945">20/02/24</text:date><text:tab/>Professor: <text:span text:style-name="MT1">Isaac Orús</text:span><text:tab/>Pg.<text:page-number text:select-page="current">4</text:page-number>/<text:page-count>4</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28T17:18:32.817499095</meta:creation-date>
    <meta:editing-duration>PT11M24S</meta:editing-duration>
    <meta:editing-cycles>3</meta:editing-cycles>
    <meta:generator>LibreOffice/7.6.2.1$Windows_X86_64 LibreOffice_project/56f7684011345957bbf33a7ee678afaf4d2ba333</meta:generator>
    <dc:title>PlantillaEsteveTerradasPt</dc:title>
    <dc:date>2024-02-20T18:44:58.113000000</dc:date>
    <meta:document-statistic meta:table-count="1" meta:image-count="1" meta:object-count="0" meta:page-count="4" meta:paragraph-count="49" meta:word-count="801" meta:character-count="5082" meta:non-whitespace-character-count="4260"/>
    <meta:template xlink:type="simple" xlink:actuate="onRequest" xlink:title="PlantillaEsteveTerradasPt" xlink:href="../../../../../../Templates/PlantillaEsteveTerradasPt.ott" meta:date="2019-12-28T17:18:32.428261822"/>
  </office:meta>
</office:document-meta>
</file>